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2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7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L. Bledenthal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23, 1893</text:p>
      <text:p text:style-name="P6">Month<text:tab/><text:tab/><text:tab/><text:tab/><text:tab/><text:tab/>June</text:p>
      <text:p text:style-name="P6">Year<text:tab/><text:tab/><text:tab/><text:tab/><text:tab/><text:tab/>1893</text:p>
      <text:p text:style-name="P6">Hebrew Date<text:tab/><text:tab/><text:tab/><text:tab/><text:tab/></text:p>
      <text:p text:style-name="P6">Undated</text:p>
      <text:p text:style-name="P6">City<text:tab/><text:tab/><text:tab/><text:tab/><text:tab/><text:tab/>Atlantic City</text:p>
      <text:p text:style-name="P6">State<text:tab/><text:tab/><text:tab/><text:tab/><text:tab/><text:tab/>NJ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J. B. KOOPMAN, PRESIDENT.<text:tab/><text:tab/><text:tab/><text:tab/><text:tab/><text:tab/><text:tab/><text:tab/>L. Bledenthal/</text:p>
      <text:p text:style-name="P4"><text:span text:style-name="T2">M. F. ALLMAN</text:span>, SECRETARY./</text:p>
      <text:p text:style-name="P4">1907 <text:span text:style-name="T2">931</text:span> ATLANTIC AVE./</text:p>
      <text:p text:style-name="P2">Congregation Beth Israel/</text:p>
      <text:p text:style-name="P4">Atlantic City, N. J., June 23rd 1893/</text:p>
      <text:p text:style-name="P3">Dr Morais/</text:p>
      <text:p text:style-name="P3"><text:tab/>Dear Sir,/</text:p>
      <text:p text:style-name="P3"><text:tab/><text:tab/>The Officers and/ Members of the Congregation/ Beth Israel of this city, extend to/ you an invitation to take a <text:span text:style-name="T3">Part</text:span><text:span text:style-name="T4">/ in our Dedication Ceremonies/ which takes place July 28. 29 &amp; 30th/ A prompt reply will greatly oblige/ L. Bledenthal/ Sec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49:12.64</meta:creation-date>
    <dc:date>2011-12-14T12:53:51.42</dc:date>
    <dc:creator>Penn Libraries</dc:creator>
    <meta:editing-duration>PT00H04M3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35" meta:character-count="1685"/>
  </office:meta>
</office:document-meta>
</file>